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Helvetica, sans-serif"/>
    <style:font-face style:name="OpenSymbol" svg:font-family="OpenSymbol"/>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en" fo:country="US" fo:font-weight="bold"/>
    </style:style>
    <style:style style:name="P2" style:family="paragraph" style:parent-style-name="Standard" style:list-style-name="L3">
      <style:text-properties fo:color="#000000" fo:language="en" fo:country="US"/>
    </style:style>
    <style:style style:name="P3" style:family="paragraph" style:parent-style-name="Standard">
      <style:text-properties fo:language="en" fo:country="US"/>
    </style:style>
    <style:style style:name="P4" style:family="paragraph" style:parent-style-name="Standard">
      <style:text-properties fo:language="en" fo:country="US" style:text-underline-style="solid" style:text-underline-width="auto" style:text-underline-color="font-color"/>
    </style:style>
    <style:style style:name="T1" style:family="text">
      <style:text-properties style:text-underline-style="none"/>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style:font-size-asian="20pt" style:font-weight-asian="bold" style:font-size-complex="20pt" style:font-weight-complex="bold"/>
    </style:style>
    <style:style style:name="T5" style:family="text">
      <style:text-properties fo:language="en" fo:country="U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text:p>
      <text:p text:style-name="P1"><text:span text:style-name="T4">Paper: Mastering the game of Go with deep neural networks and tree search</text:span></text:p>
      <text:p text:style-name="P3"/>
      <text:p text:style-name="P3">This paper presents a new approach to the game GO, which is based on :<text:tab/></text:p>
      <text:p text:style-name="P3"/>
      <text:p text:style-name="P3">a. Deep Neural Networks trained by supervised learning (human experts games) and reinforcement learning (from games of self-learning). <text:s/>The training pipeline is as follows:</text:p>
      <text:list xml:id="list1428415804126494809" text:style-name="L3">
        <text:list-item>
          <text:list>
            <text:list-item>
              <text:list>
                <text:list-item>
                  <text:p text:style-name="P2"><text:bookmark-start text:name="__DdeLink__13_1685182247"/><text:span text:style-name="T2">pσ</text:span><text:bookmark-end text:name="__DdeLink__13_1685182247"/><text:span text:style-name="T2">: <text:s/>supervised learning (SL) policy network <text:s/>from expert human moves.</text:span></text:p>
                </text:list-item>
                <text:list-item>
                  <text:p text:style-name="P2"><text:span text:style-name="T2">pπ: fast policy </text:span><text:bookmark-start text:name="__DdeLink__1_1685182247"/><text:span text:style-name="T2"><text:s/></text:span><text:bookmark-end text:name="__DdeLink__1_1685182247"/><text:span text:style-name="T2">that samples actions during rollouts </text:span></text:p>
                </text:list-item>
                <text:list-item>
                  <text:p text:style-name="P2"><text:span text:style-name="T2">pρ: reinforcement learning (RL) policy network </text:span><text:bookmark text:name="__DdeLink__5_1685182247"/><text:span text:style-name="T2"><text:s/>that improves the pσ policy network by optimizing the final outcome towards the correct goal of winning games (but it does not maximize predictive accuracy)</text:span></text:p>
                </text:list-item>
                <text:list-item>
                  <text:p text:style-name="P2"><text:span text:style-name="T2">vθ: value network</text:span><text:bookmark text:name="__DdeLink__9_1685182247"/><text:span text:style-name="T2"> that predicts the winner of games played by the RL policy network against itself.</text:span></text:p>
                </text:list-item>
              </text:list>
            </text:list-item>
          </text:list>
        </text:list-item>
      </text:list>
      <text:p text:style-name="P3"/>
      <text:p text:style-name="P3">b. Tree search: This search algorithms <text:s/>combines Neural Networks evaluation with Monte Carlo Rollouts that simulates random games of self-play. </text:p>
      <text:p text:style-name="P3"/>
      <text:p text:style-name="Standard"><text:span text:style-name="T5">The previous programs to the solution presented in the paper <text:s/>(and the ones that were more powerful) are based on MCTS (Monte Carlo Tree search). This algorithm uses Monte Carlo Rollouts for getting the state in a search tree. On the other hand the solution presented in the paper uses Monte Carlo with value and policy networks (trained with supervised and reinforcement learning) in the three search by selecting actions by lookahead search <text:s/>. This new approach is based on “value Networks” for evaluate board positions and “policy networks” for select moves or actions. </text:span>The policy used to select actions during search is improved over time, by selecting children with higher values. This policy converges to optimal play. The program presented in the paper combines asynchronous multi-threaded search on CPUs, and computes policy and value networks in parallel on GPUs for an efficient implementation of the combination of MCTS with deep neural networks</text:p>
      <text:p text:style-name="P3"/>
      <text:p text:style-name="P3">The board position (as an image of 19x19) is passed through a convolutional network in order to get a representation of the position which is used to reduce the depth and breadth of the search tree<text:span text:style-name="T1">s. </text:span></text:p>
      <text:p text:style-name="P3"/>
      <text:p text:style-name="P3"><text:span text:style-name="T3">the results are very good since <text:s/>this program <text:s/>won 494 out of 495 games (99.8%) against other Go programs. The distributed version of AlphaGo is <text:s/>stronger, since it won <text:s/>77% of games against single-machine AlphaGo and 100% of its games against other Go programs</text:span></text:p>
      <text:p text:style-name="P3"><text:span text:style-name="T3"/></text:p>
      <text:p text:style-name="P3">Also the network (supervised learning policies in the first stage of the pipeline) was able of predict expert moves with an accuracy of 57 %, compared to 44% of other programs. Also, the second stage of the pipeline (reinforcements learning policy networks) won more that 80 % agains the SL policy network (first stage in the pipeline)</text:p>
      <text:p text:style-name="P4"/>
      <text:p text:style-name="P3">Another very impressive result of this program was that it won 5-0 against a professional human play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Helvetica, sans-serif"/>
    <style:font-face style:name="OpenSymbol" svg:font-family="OpenSymbol"/>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9T12:39:55</meta:creation-date>
    <meta:generator>OpenOffice/4.1.4$Unix OpenOffice.org_project/414m5$Build-9788</meta:generator>
    <dc:date>2018-01-29T17:04:06</dc:date>
    <meta:editing-duration>PT4H24M12S</meta:editing-duration>
    <meta:editing-cycles>7</meta:editing-cycles>
    <meta:document-statistic meta:table-count="0" meta:image-count="0" meta:object-count="0" meta:page-count="1" meta:paragraph-count="13" meta:word-count="449" meta:character-count="2749"/>
  </office:meta>
</office:document-meta>
</file>